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106.7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28mm" fo:break-before="auto" style:use-optimal-row-height="false"/>
    </style:style>
    <style:style style:name="ro2" style:family="table-row">
      <style:table-row-properties style:row-height="11.52mm" fo:break-before="auto" style:use-optimal-row-height="false"/>
    </style:style>
    <style:style style:name="ro3" style:family="table-row">
      <style:table-row-properties style:row-height="16.0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" style:family="table-cell" style:parent-style-name="Default" style:data-style-name="N107"/>
    <style:style style:name="ce8" style:family="table-cell" style:parent-style-name="Default" style:data-style-name="N107">
      <style:table-cell-properties fo:border="0.74pt solid #000000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ace_avant_non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Fourn</text:p>
          </table:table-cell>
          <table:table-cell table:style-name="ce1" office:value-type="string" calcext:value-type="string">
            <text:p>Code Cde</text:p>
          </table:table-cell>
          <table:table-cell table:style-name="ce1" office:value-type="string" calcext:value-type="string">
            <text:p>Qté</text:p>
          </table:table-cell>
          <table:table-cell table:style-name="ce1" office:value-type="string" calcext:value-type="string">
            <text:p>Fabricant / Description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Prix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 calcext:value-type="string">
            <text:p>Sect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3372635" calcext:value-type="float">
            <text:p>337263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BB <text:s/>Interrupteur-sectionneur, pour rail DIN 2P 16A Série SD202/16</text:p>
          </table:table-cell>
          <table:table-cell table:style-name="ce6" office:value-type="currency" office:currency="EUR" office:value="52.64" calcext:value-type="currency">
            <text:p>52,64 €</text:p>
          </table:table-cell>
          <table:table-cell table:style-name="ce8" table:formula="of:=[.F2]*[.D2]" office:value-type="currency" office:currency="EUR" office:value="52.64" calcext:value-type="currency">
            <text:p>52,64 €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499478" calcext:value-type="float">
            <text:p>249947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NEIDER ELECTRIC <text:s/>Rail de montage DIN, Rail DIN, Schneider Electric Thalassa TBS &amp; TBP Series Enclosures, 214 mm</text:p>
          </table:table-cell>
          <table:table-cell table:style-name="ce6" office:value-type="currency" office:currency="EUR" office:value="3.03" calcext:value-type="currency">
            <text:p>3,03 €</text:p>
          </table:table-cell>
          <table:table-cell table:style-name="ce8" table:formula="of:=[.F3]*[.D3]" office:value-type="currency" office:currency="EUR" office:value="3.03" calcext:value-type="currency">
            <text:p>3,03 €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 calcext:value-type="string">
            <text:p>Direct/Secouru</text:p>
          </table:table-cell>
          <table:table-cell table:style-name="ce2" office:value-type="string" calcext:value-type="string">
            <text:p>Radio spares</text:p>
          </table:table-cell>
          <table:table-cell table:style-name="ce2" office:value-type="string" calcext:value-type="string">
            <text:p>210-13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Voyant LED lumineux Vert RS PRO, dia. 14mm, 230V</text:p>
          </table:table-cell>
          <table:table-cell table:style-name="ce6" office:value-type="currency" office:currency="EUR" office:value="15.57" calcext:value-type="currency">
            <text:p>15,57 €</text:p>
          </table:table-cell>
          <table:table-cell table:style-name="ce8" table:formula="of:=[.F4]*[.D4]" office:value-type="currency" office:currency="EUR" office:value="31.14" calcext:value-type="currency">
            <text:p>31,14 €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Dich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673656" calcext:value-type="float">
            <text:p>267365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IALIGHT <text:s/>LED INDICATOR, PANEL, 12.7MM, YEL, 230V</text:p>
          </table:table-cell>
          <table:table-cell table:style-name="ce6" office:value-type="currency" office:currency="EUR" office:value="19.76" calcext:value-type="currency">
            <text:p>19,76 €</text:p>
          </table:table-cell>
          <table:table-cell table:style-name="ce8" table:formula="of:=[.F5]*[.D5]" office:value-type="currency" office:currency="EUR" office:value="19.76" calcext:value-type="currency">
            <text:p>19,76 €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871514" calcext:value-type="float">
            <text:p>187151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IALIGHT <text:s/>INDICATOR, LED PANEL MOUNT, RED/GREEN, 5V</text:p>
          </table:table-cell>
          <table:table-cell table:style-name="ce6" office:value-type="currency" office:currency="EUR" office:value="17.24" calcext:value-type="currency">
            <text:p>17,24 €</text:p>
          </table:table-cell>
          <table:table-cell table:style-name="ce8" table:formula="of:=[.F6]*[.D6]" office:value-type="currency" office:currency="EUR" office:value="17.24" calcext:value-type="currency">
            <text:p>17,24 €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3648728" calcext:value-type="float">
            <text:p>364872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AO <text:s/>Commutateur à bouton-poussoir, 22.5 mm, Off-(On), Rond, Rouge</text:p>
          </table:table-cell>
          <table:table-cell table:style-name="ce6" office:value-type="currency" office:currency="EUR" office:value="12.74" calcext:value-type="currency">
            <text:p>12,74 €</text:p>
          </table:table-cell>
          <table:table-cell table:style-name="ce8" table:formula="of:=[.F7]*[.D7]" office:value-type="currency" office:currency="EUR" office:value="25.48" calcext:value-type="currency">
            <text:p>25,48 €</text:p>
          </table:table-cell>
          <table:table-cell table:style-name="ce10" table:number-columns-repeated="1017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Nomenclature des composants de la face avant du e-rupteur e-r-wifi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5:50:12.760428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7-08T16:42:15.789105997</dc:date>
    <meta:editing-duration>PT31M1S</meta:editing-duration>
    <meta:editing-cycles>2</meta:editing-cycles>
    <meta:print-date>2022-07-08T16:41:58.520462568</meta:print-date>
    <meta:document-statistic meta:table-count="1" meta:cell-count="49" meta:object-count="0"/>
  </office:meta>
</office:document-meta>
</file>